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9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ys in order or backwards (bottom p to top 1 OR top 1 to bottom 9)</text:p>
      <text:p text:style-name="Standard">attempted pickoff by pitcher or catcher</text:p>
      <text:p text:style-name="Standard">foul tip out/dropped 3rd strike on 2 strike only</text:p>
      <text:p text:style-name="Standard">exit on “pitch” menu</text:p>
      <text:p text:style-name="Standard">slide runner to base, with sliding into safe or out</text:p>
      <text:p text:style-name="Standard">bottom of screen shows last thing that was done, with undo or redo option</text:p>
      <text:p text:style-name="Standard">scoring menu shows who scored on that play</text:p>
      <text:p text:style-name="Standard">different displays per team</text:p>
      <text:p text:style-name="Standard">saves draft when closed</text:p>
      <text:p text:style-name="Standard">3U</text:p>
      <text:p text:style-name="Standard">out/safe option for fielders choice</text:p>
      <text:p text:style-name="Standard">Set lineup after 9, asking for extra batters until it is set</text:p>
      <text:p text:style-name="Standard">never has 2 players at same position</text:p>
      <text:p text:style-name="Standard">can drag player to same base</text:p>
      <text:p text:style-name="Standard">same error/different error movement</text:p>
      <text:p text:style-name="Standard"><text:a xlink:type="simple" xlink:href="mailto:og2139@att.com">og2139@att.com</text:a> olivia</text:p>
      <text:p text:style-name="Standard">retengance</text:p>
      <text:list xml:id="list1464227514" text:style-name="L1">
        <text:list-item>
          <text:list>
            <text:list-item>
              <text:p text:style-name="P1">to 109.99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4-09-08T19:20:21</meta:creation-date>
    <dc:date>2014-09-09T10:50:20</dc:date>
    <dc:creator>Brandon </dc:creator>
    <meta:editing-duration>PT9M52S</meta:editing-duration>
    <meta:editing-cycles>1</meta:editing-cycles>
    <meta:document-statistic meta:table-count="0" meta:image-count="0" meta:object-count="0" meta:page-count="1" meta:paragraph-count="18" meta:word-count="116" meta:character-count="632" meta:non-whitespace-character-count="535"/>
    <meta:generator>LibreOffice/3.5$Linux_X86_64 LibreOffice_project/350m1$Build-2</meta:generator>
  </office:meta>
</office:document-meta>
</file>